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ff6ff2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ff6ff2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/>
      <style:text-properties fo:color="#ffd1d1"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ff6ff2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ff6ff2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color="#ffd1d1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2">1. TrJk1; TrJn1; ES1: =007643</text:p>
      <text:p text:style-name="P3">JAKE THX 4 BOMPIN ME WITH THAT PUMPKIN I WAS BEING SUCH A SQUARE!</text:p>
      <text:p text:style-name="P3">THIS IS SO MUCH BETTER LOL IM MAX OVERJOYED ABOUT STUFF</text:p>
      <text:p text:style-name="P3">JANE UR RIGHT KISSIN YOU WOULD BE SUPER CATHARTIC AND MAKE UP FOR ALL MY PAST MISTAKES + FEELIN BAD ABOUT MYSELF</text:p>
      <text:p text:style-name="P3">OVERCOMING PERSONAL PROBLEMS RULES!!!!!!!!!!!</text:p>
      <text:p text:style-name="P3">WHO HEY HOLD UP U GAIS</text:p>
      <text:p text:style-name="P3">BEFORE WE GO C DIRK OR GET TRIPLE MARRIED PLUS BABBIES OR WHATEVER I WANNA MAKE A PIT STOP!</text:p>
      <text:p text:style-name="P3">YEAH WE GOT 2 GET FEFETA IN ON THIS SHIT!</text:p>
      <text:p text:style-name="P3">NOBODY EVER CONSIDERS POOR DEAR SWEET SWEET SWEET SWEET SWEET SWEET SWEET SWEET SWEET SWEET SWEET FEFETA!</text:p>
      <text:p text:style-name="P3">DAMN STRAIGHT</text:p>
      <text:p text:style-name="P3">HEY!!!!!!!!!!!</text:p>
      <text:p text:style-name="P3">WHO WANTS TO GET WASTED!</text:p>
      <text:p text:style-name="P3">WHEEEEEEEEEEE!</text:p>
      <text:p text:style-name="P3"><text:soft-page-break/>I &lt;3 BOOZE WHAT WAS I EVEN THINKING GIVIN IT UP!</text:p>
      <text:p text:style-name="P3">LMAO YEAH</text:p>
      <text:p text:style-name="P3">HAHAHAHAHAHAHAHAHAHAHA!</text:p>
      <text:p text:style-name="P2">_</text:p>
      <text:p text:style-name="P2">2. DiSt1: =007648</text:p>
      <text:p text:style-name="P3">DIRK!</text:p>
      <text:p text:style-name="P2">_</text:p>
      <text:p text:style-name="P2">3. DiSt2: =007649</text:p>
      <text:p text:style-name="P3">DIIIIIIIIIIIRK!</text:p>
      <text:p text:style-name="P2">_</text:p>
      <text:p text:style-name="P2">4. DiSt3: =007650</text:p>
      <text:p text:style-name="P3">DIRK DIRK DIRK DIRK DIRK DIRK DIRK DIRK DIRK DIRK DIRK!</text:p>
      <text:p text:style-name="P2">_</text:p>
      <text:p text:style-name="P2">5. DiSt4: =007651</text:p>
      <text:p text:style-name="P3">NOITICE ANYTHIG DIFFERENT A BOUT US DIRG?</text:p>
      <text:p text:style-name="P3">NO U SILLAY GOOF</text:p>
      <text:p text:style-name="P3">THE DIFFEFRENCE IS THAAAT...........</text:p>
      <text:p text:style-name="P3">WE SOVLED ALL OUR PERSPONAL PROBLEMZ!!!!!111111</text:p>
      <text:p text:style-name="P2">_</text:p>
      <text:p text:style-name="P2">6. DiSt4: =007652</text:p>
      <text:p text:style-name="P3">THEN ONLY THING I M DRONK ON</text:p>
      <text:p text:style-name="P3">IS GOOD FEELINS DUDE TO FACING ALL MAY PROBELEMS IN STEAD OF RUN AWAY</text:p>
      <text:p text:style-name="P3">PLUST ALSO</text:p>
      <text:p text:style-name="P3">MEYBE A LIIIIIIL ALOCOHOL</text:p>
      <text:p text:style-name="P3">BUP THAS IT!!!!!!HICCOP!!!!!</text:p>
      <text:p text:style-name="P3">ITCH SO TRUUUE</text:p>
      <text:p text:style-name="P3"><text:soft-page-break/>YOU SHOUL TRY IT</text:p>
      <text:p text:style-name="P3">SOLVOING UR PRO PROS</text:p>
      <text:p text:style-name="P3">(THOZE WHAT IMA CALL PROBLAMS NOW)</text:p>
      <text:p text:style-name="P3">WHATCH ILL GO FORST</text:p>
      <text:p text:style-name="P3">DIRK DID UUUUUUUUUUU NO</text:p>
      <text:p text:style-name="P3">I GOTS THIS YUGE FUGGIN CRUNCH ON YOU?</text:p>
      <text:p text:style-name="P3">OM MY GAAAWD IDS SO GOOG TO GEH THAT OFF MY SHEST!</text:p>
      <text:p text:style-name="P3">WE SHUD GET MARRY DORK U WANNA GET MARRY ME?</text:p>
      <text:p text:style-name="P3">BUT WEERE ALL GETTIN MARRIAD EVERY 1 IS DOING IS</text:p>
      <text:p text:style-name="P3">JANE JAKE MEE ALL GETING WAY FUCKIN BETHROTHED UP IN HERE</text:p>
      <text:p text:style-name="P3">NO 2 MENTION SOME BABS THAT WORSK ;)</text:p>
      <text:p text:style-name="P3">(IMPLAYING THAT SEXXX HAPENS!)</text:p>
      <text:p text:style-name="P2">_</text:p>
      <text:p text:style-name="P2">7. DiSt5: =007653</text:p>
      <text:p text:style-name="P3">OKAY YES! THATIS TRUE E NUFF</text:p>
      <text:p text:style-name="P3">BUNT I NEVER SAID LESS GET MARRIED &amp;&amp; HAVE SOME BOBIES DID I?</text:p>
      <text:p text:style-name="P3">OH</text:p>
      <text:p text:style-name="P3">I DUD?</text:p>
      <text:p text:style-name="P3">FFFFFFFFFFF</text:p>
      <text:p text:style-name="P3">WELL</text:p>
      <text:p text:style-name="P3">THITS TIME</text:p>
      <text:p text:style-name="P3">I GOT...........</text:p>
      <text:p text:style-name="P3">A WEDDIN RING!!!!!!!!!!!</text:p>
      <text:p text:style-name="P3">CMERE STRIDE</text:p>
      <text:p text:style-name="P3">PUTCH THIS FUCKER ON</text:p>
      <text:p text:style-name="P2">_</text:p>
      <text:p text:style-name="P2">8. DiSt6: =007654</text:p>
      <text:p text:style-name="P3"><text:soft-page-break/>COME OOOOOOOOOOON DRIK!</text:p>
      <text:p text:style-name="P3">JUSK PUP IT ON</text:p>
      <text:p text:style-name="P3">YOU WOULD BE HEPLIN ME SLOVE A PORSONAL PROBALM!</text:p>
      <text:p text:style-name="P3">URS 2!</text:p>
      <text:p text:style-name="P3">DONT YOU WANT YUR DUMB PROPROS TO GTFO</text:p>
      <text:p text:style-name="P2">_</text:p>
      <text:p text:style-name="P2">9. DiSt7: =007655</text:p>
      <text:p text:style-name="P3">NO DIRT DONK U SEE? WERE HAPPY NOW!</text:p>
      <text:p text:style-name="P3">BYE BYE CHALENGING ISTERPERSOGNAL ISSUES 44444444444 EVAR!</text:p>
      <text:p text:style-name="P3">BECAUSE UM</text:p>
      <text:p text:style-name="P3">UM</text:p>
      <text:p text:style-name="P3">DONOT CHANCE THE SUBJESK STRIDERK</text:p>
      <text:p text:style-name="P3">YOU GOT 2 KISS ME WHILT I WAS DEAD</text:p>
      <text:p text:style-name="P3">THAT WASNT FAIR!</text:p>
      <text:p text:style-name="P3">HELP ME RECITIFY THIS PROBLEM OF MINE</text:p>
      <text:p text:style-name="P3">WHEREIN I HAVE NO RECOILECTION OF OUR SWEET SNOG ;D</text:p>
      <text:p text:style-name="P3">DIRCH</text:p>
      <text:p text:style-name="P3">RING NOW</text:p>
      <text:p text:style-name="P3">BRINK MAKEOUTS</text:p>
      <text:p text:style-name="P2">_</text:p>
      <text:p text:style-name="P2">10. DiSt8: =007656</text:p>
      <text:p text:style-name="P3">SCREW UR MANIME SORD...........</text:p>
      <text:p text:style-name="P3">MARRY ME AND HAFE MY BOIBIES!!!!!!!!!!!</text:p>
      <text:p text:style-name="P3">SHUSH YOU MOUTH AND MAKE BEAEBIFUL LOAF 2 UR FUSHURE WIVE!</text:p>
      <text:p text:style-name="P2">_</text:p>
      <text:p text:style-name="P2">11. DiSt9: =007658</text:p>
      <text:p text:style-name="P3">MMPHMHPHMMHMMFFMFMPHMPHMPHMMF!</text:p>
      <text:p text:style-name="P2"><text:soft-page-break/>_</text:p>
      <text:p text:style-name="P2">12. TrJn2; TrJk2; DiSt10; ARSp1: =007659</text:p>
      <text:p text:style-name="P3">YEEEEEEEEEEEHAW!</text:p>
      <text:p text:style-name="P3">COME ON DIRK! DUNCE 4 US!</text:p>
      <text:p text:style-name="P3">YEAH DIRK!</text:p>
      <text:p text:style-name="P3">DO THE ROBUT!</text:p>
      <text:p text:style-name="P3">DIRK! DIRK! DOOOOOOOOOOO</text:p>
      <text:p text:style-name="P3">THE MUSH POTATO!</text:p>
      <text:p text:style-name="P3">NO DIRK HES RIGHT!</text:p>
      <text:p text:style-name="P3">JUSH GIVE IN 2 FEELIN GUUD AND DROPPIN PROBZ</text:p>
      <text:p text:style-name="P3">OOH YES PLOX ;D</text:p>
      <text:p text:style-name="P3">AW DONT BE SO MEAN 2 HEM DIRK UR MUSCLESPRIT IS FUN AND COOL</text:p>
      <text:p text:style-name="P3">FOMG</text:p>
      <text:p text:style-name="P3">U SHOULD FEEL HIS MUNSLES DIRK WHOW HE ES SO RIPPED!</text:p>
      <text:p text:style-name="P3">LE SWOOOOOOOOOOON</text:p>
      <text:p text:style-name="P3">DAG THES MUSGLES R HARD AS HECK</text:p>
      <text:p text:style-name="P3">JANE U WANT INK ON THIS ACTION</text:p>
      <text:p text:style-name="P3">HEY I KNOW</text:p>
      <text:p text:style-name="P3">IF DIRK WANTS 2 KEEP BEING A DRAG THEN MAYBE SHADES MC MUSCLESPRITE WANTS TO QUADRUPLE MARY US INSTEAD?</text:p>
      <text:p text:style-name="P2">_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6" meta:paragraph-count="148" meta:word-count="645" meta:character-count="3224"/>
    <meta:generator>OpenOffice/4.1.2$Win32 OpenOffice.org_project/412m3$Build-9782</meta:generator>
  </office:meta>
</office:document-meta>
</file>